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sans-serif"/>
  </office:font-face-decls>
  <office:automatic-styles>
    <style:style style:name="P1" style:family="paragraph" style:parent-style-name="Heading_20_2">
      <style:text-properties fo:color="#000000" loext:opacity="100%"/>
    </style:style>
    <style:style style:name="P2" style:family="paragraph" style:parent-style-name="Heading_20_2">
      <style:paragraph-properties fo:margin-left="0in" fo:margin-right="0in" fo:text-indent="0in" style:auto-text-indent="false"/>
      <style:text-properties fo:color="#000000" loext:opacity="100%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9" style:family="paragraph" style:parent-style-name="Text_20_body" style:list-style-name="L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10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12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13" style:family="paragraph" style:parent-style-name="Text_20_body" style:list-style-name="L6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text-line-through-style="solid" style:text-line-through-type="single" style:font-name="YS Text" fo:font-size="13.5pt" fo:letter-spacing="normal" fo:font-style="normal" fo:font-weight="normal"/>
    </style:style>
    <style:style style:name="P15" style:family="paragraph" style:parent-style-name="Text_20_body" style:list-style-name="L4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solid" style:text-line-through-type="single" style:font-name="YS Text" fo:font-size="13.5pt" fo:letter-spacing="normal" fo:font-style="normal" fo:font-weight="normal"/>
    </style:style>
    <style:style style:name="P16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text-line-through-style="solid" style:text-line-through-type="single" style:font-name="YS Text" fo:font-size="13.5pt" fo:letter-spacing="normal" fo:font-style="normal" fo:font-weight="normal"/>
    </style:style>
    <style:style style:name="P17" style:family="paragraph" style:parent-style-name="Text_20_body" style:list-style-name="L5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text-line-through-style="solid" style:text-line-through-type="single" style:font-name="YS Text" fo:font-size="13.5pt" fo:letter-spacing="normal" fo:font-style="normal" fo:font-weight="normal"/>
    </style:style>
    <style:style style:name="P18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font-name="YS Text" fo:font-size="13.5pt" fo:letter-spacing="normal" fo:font-style="normal" fo:font-weight="normal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</style:style>
    <style:style style:name="P20" style:family="paragraph" style:parent-style-name="Text_20_body" style:list-style-name="L3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d6d6d6" loext:opacity="100%" style:font-name="YS Text" fo:font-size="13.5pt" fo:letter-spacing="normal" fo:font-style="normal" fo:font-weight="normal"/>
    </style:style>
    <style:style style:name="T2" style:family="text">
      <style:text-properties fo:font-variant="normal" fo:text-transform="none" fo:color="#d6d6d6" loext:opacity="100%" style:font-name="Menlo" fo:font-size="13.5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YS Text" fo:font-size="13.5pt" fo:letter-spacing="normal" fo:font-style="normal" fo:font-weight="normal"/>
    </style:style>
    <style:style style:name="T4" style:family="text">
      <style:text-properties fo:font-variant="normal" fo:text-transform="none" style:font-name="Menlo" fo:font-size="13.5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c9211e" loext:opacity="100%" style:font-name="YS Text" fo:font-size="13.5pt" fo:letter-spacing="normal" fo:font-style="normal" fo:font-weight="normal"/>
    </style:style>
    <style:style style:name="T6" style:family="text">
      <style:text-properties fo:font-variant="normal" fo:text-transform="none" fo:color="#c9211e" loext:opacity="100%" style:font-name="Menlo" fo:font-size="13.5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loext:opacity="100%" style:font-name="YS Text" fo:font-size="13.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Menlo" fo:font-size="13.5pt" fo:letter-spacing="normal" fo:font-style="normal" fo:font-weight="normal" loext:padding="0in" loext:border="none"/>
    </style:style>
    <style:style style:name="T9" style:family="text">
      <style:text-properties officeooo:rsid="0017143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Тесты на unittest для проекта YaNote</text:h>
      <text:p text:style-name="P4"><text:span text:style-name="T7">В файле </text:span><text:span text:style-name="Emphasis"><text:span text:style-name="T7">test_routes.py</text:span></text:span><text:span text:style-name="T7">:</text:span></text:p>
      <text:list text:style-name="L1">
        <text:list-item>
          <text:p text:style-name="P6">Главная страница доступна анонимному пользователю.</text:p>
        </text:list-item>
        <text:list-item>
          <text:p text:style-name="P5"><text:span text:style-name="T7">Аутентифицированному пользователю доступна страница со списком заметок </text:span><text:span text:style-name="Emphasis"><text:span text:style-name="T7">notes/,</text:span></text:span><text:span text:style-name="T7"> страница успешного добавления заметки </text:span><text:span text:style-name="Emphasis"><text:span text:style-name="T7">done/</text:span></text:span><text:span text:style-name="T7">, страница добавления новой заметки </text:span><text:span text:style-name="Emphasis"><text:span text:style-name="T7">add/.</text:span></text:span></text:p>
        </text:list-item>
        <text:list-item>
          <text:p text:style-name="P6">Страницы отдельной заметки, удаления и редактирования заметки доступны только автору заметки. Если на эти страницы попытается зайти другой пользователь — вернётся ошибка 404.</text:p>
        </text:list-item>
        <text:list-item>
          <text:p text:style-name="P6">При попытке перейти на страницу списка заметок, страницу успешного добавления записи, страницу добавления заметки, отдельной заметки, редактирования или удаления заметки анонимный пользователь перенаправляется на страницу логина.</text:p>
        </text:list-item>
        <text:list-item>
          <text:p text:style-name="P7">Страницы регистрации пользователей, входа в учётную запись и выхода из неё доступны всем пользователям.</text:p>
        </text:list-item>
      </text:list>
      <text:p text:style-name="P4"><text:span text:style-name="T7">В файле </text:span><text:span text:style-name="Emphasis"><text:span text:style-name="T7">test_content.py</text:span></text:span><text:span text:style-name="T7">:</text:span></text:p>
      <text:list text:style-name="L2">
        <text:list-item>
          <text:p text:style-name="P19"><text:span text:style-name="T7">отдельная заметка передаётся на страницу со списком заметок в списке </text:span><text:span text:style-name="Source_20_Text"><text:span text:style-name="T8">object_list</text:span></text:span><text:span text:style-name="T7"> в словаре </text:span><text:span text:style-name="Source_20_Text"><text:span text:style-name="T8">context</text:span></text:span><text:span text:style-name="T7">;</text:span></text:p>
        </text:list-item>
        <text:list-item>
          <text:p text:style-name="P8">в список заметок одного пользователя не попадают заметки другого пользователя;</text:p>
        </text:list-item>
        <text:list-item>
          <text:p text:style-name="P9">на страницы создания и редактирования заметки передаются формы.</text:p>
        </text:list-item>
      </text:list>
      <text:p text:style-name="P4"><text:span text:style-name="T7">В файле </text:span><text:span text:style-name="Emphasis"><text:span text:style-name="T7">test_logic.py</text:span></text:span><text:span text:style-name="T7">:</text:span></text:p>
      <text:list text:style-name="L3">
        <text:list-item>
          <text:p text:style-name="P10">Залогиненный пользователь может создать заметку, а анонимный — не может.</text:p>
        </text:list-item>
        <text:list-item>
          <text:p text:style-name="P10">Невозможно создать две заметки с одинаковым slug.</text:p>
        </text:list-item>
        <text:list-item>
          <text:p text:style-name="P20"><text:span text:style-name="T7">Если при создании заметки не заполнен slug, то он формируется автоматически, с помощью функции </text:span><text:span text:style-name="Source_20_Text"><text:span text:style-name="T8">pytils.translit.slugify</text:span></text:span><text:span text:style-name="T7">.</text:span></text:p>
        </text:list-item>
        <text:list-item>
          <text:p text:style-name="P11">Пользователь может редактировать и удалять свои заметки, но не может редактировать или удалять чужие.</text:p>
        </text:list-item>
      </text:list>
      <text:h text:style-name="P2" text:outline-level="2"><text:soft-page-break/>Тесты на pytest для проекта YaNews.</text:h>
      <text:p text:style-name="P4"><text:span text:style-name="T7">В файле </text:span><text:span text:style-name="Emphasis"><text:span text:style-name="T7">test_routes.py</text:span></text:span><text:span text:style-name="T7">:</text:span></text:p>
      <text:list text:style-name="L4">
        <text:list-item>
          <text:p text:style-name="P14">Главная страница доступна анонимному пользователю.</text:p>
        </text:list-item>
        <text:list-item>
          <text:p text:style-name="P14">Страница отдельной новости доступна анонимному пользователю.</text:p>
        </text:list-item>
        <text:list-item>
          <text:p text:style-name="P14">Страницы удаления и редактирования комментария доступны автору комментария.</text:p>
        </text:list-item>
        <text:list-item>
          <text:p text:style-name="P18">При попытке перейти на страницу редактирования или удаления комментария анонимный пользователь перенаправляется на страницу авторизации.</text:p>
        </text:list-item>
        <text:list-item>
          <text:p text:style-name="P14">Авторизованный пользователь не может зайти на страницы редактирования или удаления чужих комментариев (возвращается ошибка 404).</text:p>
        </text:list-item>
        <text:list-item>
          <text:p text:style-name="P15">Страницы регистрации пользователей, входа в учётную запись и выхода из неё доступны анонимным пользователям.</text:p>
        </text:list-item>
      </text:list>
      <text:p text:style-name="P4"><text:span text:style-name="T7">В файле </text:span><text:span text:style-name="Emphasis"><text:span text:style-name="T7">test_content.py</text:span></text:span><text:span text:style-name="T7">:</text:span></text:p>
      <text:list text:style-name="L5">
        <text:list-item>
          <text:p text:style-name="P16">Количество новостей на главной странице — не более 10.</text:p>
        </text:list-item>
        <text:list-item>
          <text:p text:style-name="P16">Новости отсортированы от самой свежей к самой старой. Свежие новости в начале списка.</text:p>
        </text:list-item>
        <text:list-item>
          <text:p text:style-name="P16">Комментарии на странице отдельной новости отсортированы в хронологическом порядке: старые в начале списка, новые — в конце.</text:p>
        </text:list-item>
        <text:list-item>
          <text:p text:style-name="P17">Анонимному пользователю недоступна форма для отправки комментария на странице отдельной новости, а авторизованному доступна.</text:p>
        </text:list-item>
      </text:list>
      <text:p text:style-name="P4"><text:span text:style-name="T7">В файле </text:span><text:span text:style-name="Emphasis"><text:span text:style-name="T7">test_logic.py</text:span></text:span><text:span text:style-name="T7">:</text:span></text:p>
      <text:list text:style-name="L6">
        <text:list-item>
          <text:p text:style-name="P12">Анонимный пользователь не может отправить комментарий.</text:p>
        </text:list-item>
        <text:list-item>
          <text:p text:style-name="P12">Авторизованный пользователь может отправить комментарий.</text:p>
        </text:list-item>
        <text:list-item>
          <text:p text:style-name="P12">Если комментарий содержит запрещённые слова, он не будет опубликован, а форма вернёт ошибку.</text:p>
        </text:list-item>
        <text:list-item>
          <text:p text:style-name="P12">Авторизованный пользователь может редактировать или удалять свои комментарии.</text:p>
        </text:list-item>
        <text:list-item>
          <text:p text:style-name="P13"><text:soft-page-break/>Авторизованный пользователь не может редактировать или удалять чужие комментарии.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00:18:54.266667445</meta:creation-date>
    <dc:date>2024-10-26T22:58:01.845384313</dc:date>
    <meta:editing-duration>PT1H35S</meta:editing-duration>
    <meta:editing-cycles>2</meta:editing-cycles>
    <meta:generator>LibreOffice/24.2.6.2$Linux_X86_64 LibreOffice_project/8e9a753d9daaea75c34b417ba1bdf556bf2fc5b3</meta:generator>
    <meta:document-statistic meta:table-count="0" meta:image-count="0" meta:object-count="0" meta:page-count="3" meta:paragraph-count="35" meta:word-count="374" meta:character-count="2839" meta:non-whitespace-character-count="2523"/>
  </office:meta>
</office:document-meta>
</file>